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38cm" svg:height="1.684cm" svg:x="5.601cm" svg:y="5.14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738cm" svg:height="1.684cm" svg:x="18.353cm" svg:y="5.122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9.308cm" svg:height="8.221cm" draw:transform="rotate (0.725882435904442) translate (6.62868969824099cm 5.10611591317628cm)" svg:viewBox="0 0 9309 8222" svg:d="M0 31c351-25 708-59 1055 10 349 69 222 479 424 684 184 188 348 445 612 509 307 74 611 142 922 200 308 58 637 94 907 256 234 141 597 304 495 680-98 364 253 578 466 790 218 219 512 293 787 391 312 110 657 85 988 86 349 1 351 439 423 684 91 307-102 692 254 913 239 148 415 386 635 563 226 183 469 345 686 542 309 278-198 601 125 866 220 180 377 409 530 641l-113 243-83 133">
          <text:p/>
        </draw:path>
        <draw:custom-shape draw:style-name="gr3" draw:text-style-name="P1" draw:layer="layout" svg:width="1.738cm" svg:height="1.684cm" svg:x="12.202cm" svg:y="7.841cm">
          <text:p text:style-name="P1">k</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4.645cm" svg:height="3.704cm" draw:transform="rotate (-1.01264003200711) translate (9.74988444471016cm 4.88374500618289cm)" svg:viewBox="0 0 4646 3705" svg:d="M0 3680c312 115 535-192 621-460 91-286 370-484 718-520 330-35 659 63 958-129 278-178 188-528 384-759 171-204 203-594 487-636 291-42 590 109 885 39 301-72 386-397 408-654l49-273 136-218-16-70">
          <text:p/>
        </draw:path>
        <draw:path draw:style-name="gr2" draw:text-style-name="P1" draw:layer="layout" svg:width="5.445cm" svg:height="2.587cm" svg:x="13.949cm" svg:y="6.782cm" svg:viewBox="0 0 5446 2588" svg:d="M0 1926c287 27 660-95 822 283 136 316 512 298 796 359 286 62 564-32 848-77 345-55 560-379 796-616 224-225 530-324 822-283 272 39 565 120 822 26 287-105 475-467 462-796-11-260 14-520 78-771v-5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2T18:36:04.359813517</meta:creation-date>
    <dc:date>2016-07-02T21:27:28.524943480</dc:date>
    <dc:creator>elucterio </dc:creator>
    <meta:editing-duration>PT18M11S</meta:editing-duration>
    <meta:editing-cycles>3</meta:editing-cycles>
    <meta:generator>LibreOffice/4.2.8.2$Linux_X86_64 LibreOffice_project/420m0$Build-2</meta:generator>
    <meta:document-statistic meta:object-count="6"/>
  </office:meta>
</office:document-meta>
</file>